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"/>
    <style:font-face style:name="Consolas" svg:font-family="Consolas, Menlo, Monaco, 'Lucida Console', 'Liberation Mono', 'DejaVu Sans Mono', 'Bitstream Vera Sans Mono', 'Courier New', monospace, sans-serif"/>
    <style:font-face style:name="moz-fixed" svg:font-family="moz-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4f16" officeooo:paragraph-rsid="00184f1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84f16" officeooo:paragraph-rsid="00184f16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84f16" officeooo:paragraph-rsid="001e50cb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e50cb" officeooo:paragraph-rsid="001e50c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01678" officeooo:paragraph-rsid="0020167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0ea6d" officeooo:paragraph-rsid="0020ea6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84f16"/>
    </style:style>
    <style:style style:name="P8" style:family="paragraph" style:parent-style-name="Standard">
      <style:paragraph-properties fo:text-align="justify" style:justify-single-word="false"/>
      <style:text-properties officeooo:paragraph-rsid="001aa5d8"/>
    </style:style>
    <style:style style:name="P9" style:family="paragraph" style:parent-style-name="Standard">
      <style:paragraph-properties fo:text-align="justify" style:justify-single-word="false"/>
      <style:text-properties officeooo:paragraph-rsid="001c6a3e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4f16" officeooo:paragraph-rsid="00184f1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4f16" officeooo:paragraph-rsid="00184f1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84f16" officeooo:paragraph-rsid="001e50cb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111111" style:font-name="Liberation Serif" fo:font-size="12pt" fo:letter-spacing="normal" fo:font-style="normal" fo:font-weight="normal" officeooo:rsid="00184f16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111111" style:font-name="Liberation Serif" fo:font-size="12pt" fo:letter-spacing="normal" fo:font-style="normal" fo:font-weight="normal" officeooo:rsid="001aa5d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111111" style:font-name="Liberation Serif" fo:font-size="12pt" fo:letter-spacing="normal" fo:font-style="normal" fo:font-weight="normal" officeooo:rsid="001c6a3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111111" style:font-name="Liberation Serif" fo:font-size="12pt" fo:letter-spacing="normal" fo:font-style="normal" fo:font-weight="normal" officeooo:rsid="0022854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c6a3e" fo:background-color="transparent" loext:char-shading-value="0"/>
    </style:style>
    <style:style style:name="T8" style:family="text">
      <style:text-properties fo:color="#000000" style:font-name="Liberation Serif" fo:font-size="12pt" fo:font-weight="normal" officeooo:rsid="00184f16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1c6a3e"/>
    </style:style>
    <style:style style:name="T10" style:family="text">
      <style:text-properties officeooo:rsid="001e50cb"/>
    </style:style>
    <style:style style:name="T11" style:family="text">
      <style:text-properties officeooo:rsid="00201678"/>
    </style:style>
    <style:style style:name="T12" style:family="text">
      <style:text-properties officeooo:rsid="002285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D DISK ARRAY; Wake On LAN <text:span text:style-name="T11">WOL; SSH;</text:span> <text:span text:style-name="T11">TUTORIAL</text:span></text:p>
      <text:p text:style-name="P3">1) RAID is <text:span text:style-name="T11">a</text:span> composition of few dis<text:span text:style-name="T11">cs</text:span> to make one virtual – in <text:span text:style-name="T11">this particular</text:span> case RAID 0. Currently ( 2017y. ) it is scalable linearly up to 8 discs with ~75% effectiveness ( <text:span text:style-name="T10">for example </text:span>4 SSD’s should obtain theoretically symmetric read/write performance of 2GBps and it is approximately 1.6GBps mean real measures, which is about 75% performance ). Firstly obtain at least 2 SSD’s, and do as follows:</text:p>
      <text:p text:style-name="P2">2) <text:span text:style-name="T10">list devices – be sure, which two are especially for RAID:</text:span></text:p>
      <text:p text:style-name="P10"><text:tab/>#s<text:span text:style-name="T6">udo su</text:span></text:p>
      <text:p text:style-name="P11"><text:s text:c="4"/>list disc devices:</text:p>
      <text:p text:style-name="P11"><text:tab/>#fdisk -l</text:p>
      <text:p text:style-name="P11"><text:s text:c="4"/>short list disc devices:</text:p>
      <text:p text:style-name="P11"><text:tab/>#lsblk</text:p>
      <text:p text:style-name="P11"><text:s text:c="4"/>umount disc<text:span text:style-name="T10">s</text:span> – useful trick:</text:p>
      <text:p text:style-name="P11"><text:tab/>#umount /dev/sdxx</text:p>
      <text:p text:style-name="P12"><text:span text:style-name="T10">3) </text:span>format disc independtly of its content ( check disc content before doing that ):</text:p>
      <text:p text:style-name="P11"><text:s text:c="4"/>format with ancient all-purpose, platform-independent FAT32 file system:</text:p>
      <text:p text:style-name="P7"><text:span text:style-name="T8"><text:tab/>#</text:span><text:span text:style-name="Source_20_Text"><text:span text:style-name="T5">mkdosfs -F 32 -I /dev/sdxx</text:span></text:span></text:p>
      <text:p text:style-name="P7"><text:span text:style-name="Source_20_Text"><text:span text:style-name="T1"><text:s text:c="4"/>format discs </text:span></text:span><text:span text:style-name="Source_20_Text"><text:span text:style-name="T2">to ext4 file system ( LINUX default ):</text:span></text:span></text:p>
      <text:p text:style-name="P8"><text:span text:style-name="Source_20_Text"><text:span text:style-name="T2"><text:tab/>#umount -f </text:span></text:span><text:span text:style-name="Source_20_Text"><text:span text:style-name="T1">/dev/sdxx</text:span></text:span></text:p>
      <text:p text:style-name="P8"><text:span text:style-name="Source_20_Text"><text:span text:style-name="T1"><text:tab/></text:span></text:span><text:span text:style-name="Source_20_Text"><text:span text:style-name="T2">#mkfs.ext4 </text:span></text:span><text:span text:style-name="Source_20_Text"><text:span text:style-name="T1">/dev/sdxx</text:span></text:span></text:p>
      <text:p text:style-name="P8"><text:span text:style-name="Source_20_Text"><text:span text:style-name="T1"><text:s text:c="4"/></text:span></text:span><text:span text:style-name="Source_20_Text"><text:span text:style-name="T2">fit to constant partition size on all discs:</text:span></text:span></text:p>
      <text:p text:style-name="P8"><text:span text:style-name="Source_20_Text"><text:span text:style-name="T2"><text:tab/>#resize2fs /dev/sdxx constantSize</text:span></text:span></text:p>
      <text:p text:style-name="P8"><text:s text:c="4"/><text:span text:style-name="T9">after applying above steps to all discs create RAID 0 ( md0 device )</text:span></text:p>
      <text:p text:style-name="P7"><text:span text:style-name="Source_20_Text"><text:span text:style-name="T1"><text:tab/></text:span></text:span><text:span text:style-name="Source_20_Text"><text:span text:style-name="T3">#</text:span></text:span><text:span text:style-name="Source_20_Text"><text:span text:style-name="T1">mdadm --create --verbose /dev/md0 -l 0 --raid-devices=2 /dev/sd</text:span></text:span><text:span text:style-name="Source_20_Text"><text:span text:style-name="T3">xx</text:span></text:span><text:span text:style-name="Source_20_Text"><text:span text:style-name="T1">1 /dev/sd</text:span></text:span><text:span text:style-name="Source_20_Text"><text:span text:style-name="T3">xx2</text:span></text:span></text:p>
      <text:p text:style-name="P7"><text:span text:style-name="Source_20_Text"><text:span text:style-name="T3"><text:tab/> <text:s text:c="3"/>P.S. now disc array is ordinary disc in operating system</text:span></text:span></text:p>
      <text:p text:style-name="P7"><text:span text:style-name="Source_20_Text"><text:span text:style-name="T1"><text:s text:c="4"/></text:span></text:span><text:span text:style-name="Source_20_Text"><text:span text:style-name="T3">deleting created RAID 0</text:span></text:span></text:p>
      <text:p text:style-name="P9"><text:span text:style-name="Source_20_Text"><text:span text:style-name="T3"><text:tab/># mdadm --stop /dev/md0</text:span></text:span></text:p>
      <text:p text:style-name="P9"><text:span text:style-name="Source_20_Text"><text:span text:style-name="T3"><text:tab/># mdadm --remove /dev/md0</text:span></text:span></text:p>
      <text:p text:style-name="P9"><text:span text:style-name="Source_20_Text"><text:span text:style-name="T3"><text:tab/># mdadm --zero-superblock /dev/sdx1 </text:span></text:span></text:p>
      <text:p text:style-name="P2"><text:span text:style-name="T6">Post Scriptum mdadm program is CPU – computationally expensive, especially for large bandwidth ( 60-90% ) <text:s/>pseudorandom </text:span><text:span text:style-name="T7">( for sequential reads )</text:span><text:span text:style-name="T6"> ac</text:span>ces<text:span text:style-name="T9">ses</text:span> to RAID 50 <text:span text:style-name="T9">array</text:span> disc <text:span text:style-name="T12">( virtual device )</text:span>. For general solution make disk array on separate MB and connect to it via network interface ( link aggregation, IB, 10GbE cards etc. ).</text:p>
      <text:p text:style-name="P4">Post Post Scriptum one can do this for pendrive<text:span text:style-name="T11">s</text:span>, ordinary HDD’s, <text:span text:style-name="T11">u</text:span>SD’s and so on.</text:p>
      <text:p text:style-name="P4"/>
      <text:p text:style-name="P5">4) it is quite useful to power on a remote Personal Computer with its network card MAC address ( one can obtain it via #ifconfig command ). It is mainly applicable for wired networks ( majority of network cars in MB’s and PCI/PCIe cards are supporting „magic packet” for Wake On LAN ):</text:p>
      <text:p text:style-name="P5"><text:tab/>#sudo apt-get wakeonlan</text:p>
      <text:p text:style-name="P5"><text:tab/>#wakeonlan MACAddr_xx:yy:zz:xx:yy:zz</text:p>
      <text:p text:style-name="P5"/>
      <text:p text:style-name="P6">5) moreover it is useful to sign in remotely on the-same-username user without password via Secure Shell SSH:</text:p>
      <text:p text:style-name="P6"><text:s text:c="4"/>create the same username user on both computers:</text:p>
      <text:p text:style-name="P6"><text:tab/>#sudo adduser sameSSHUser</text:p>
      <text:p text:style-name="P6"><text:tab/>#sudo usermod -aG sudo sameSSHUser</text:p>
      <text:p text:style-name="P6"><text:s text:c="4"/>create ssh asymmetric cryptography ssh keys:</text:p>
      <text:p text:style-name="P6"><text:tab/>#ssh-keygen</text:p>
      <text:p text:style-name="P6"><text:tab/>#ssh-copy-id IPv4Addr</text:p>
      <text:p text:style-name="P6"><text:s text:c="4"/>signing in is passwordless and simpyfied:</text:p>
      <text:p text:style-name="P6"><text:tab/>#ssh IPv4Ad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"/>
    <style:font-face style:name="Consolas" svg:font-family="Consolas, Menlo, Monaco, 'Lucida Console', 'Liberation Mono', 'DejaVu Sans Mono', 'Bitstream Vera Sans Mono', 'Courier New', monospace, sans-serif"/>
    <style:font-face style:name="moz-fixed" svg:font-family="moz-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39:08.596234053</meta:creation-date>
    <dc:date>2017-03-08T11:23:41.682671541</dc:date>
    <meta:editing-duration>PT21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396" meta:character-count="2452" meta:non-whitespace-character-count="2027"/>
  </office:meta>
</office:document-meta>
</file>